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6.82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1" fo:font-size="11pt" style:font-size-asian="11pt" style:font-size-complex="11pt"/>
    </style:style>
    <style:style style:name="P17" style:family="paragraph" style:parent-style-name="Table_20_Contents">
      <style:text-properties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text:span text:style-name="T1"> </text:span></text:p>
            <text:p text:style-name="P7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name">&lt;get_s3(o.cons_loca)&gt;</text:placeholder></text:p>
            <text:p text:style-name="P14">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4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7"><text:s text:c="42"/>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6"><text:placeholder text:placeholder-type="text">&lt;get_app(line.application_id)&gt;</text:placeholder></text:p>
            <text:p text:style-name="P13"><text:placeholder text:placeholder-type="text">&lt;o.delivery_order_id.bag_detail&gt;</text:placeholder></text:p>
            <text:p text:style-name="P13"><text:placeholder text:placeholder-type="text">&lt;o.disc_goods or ""&gt;</text:placeholder></text:p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/KG</text:p>
            <text:p text:style-name="P10"><text:placeholder text:placeholder-type="text">&lt;get_ins(o.insurance)&gt;</text:placeholder>/KG</text:p>
            <text:p text:style-name="P10"><text:placeholder text:placeholder-type="text">&lt;o.other_charges&gt;</text:placeholder>0000/KG</text:p>
          </table:table-cell>
          <table:covered-table-cell/>
          <table:table-cell table:style-name="Table1.G11" office:value-type="float" office:value="0">
            <text:p text:style-name="P2"><text:placeholder text:placeholder-type="text">&lt;line.freight&gt;</text:placeholder>0</text:p>
            <text:p text:style-name="P10"><text:placeholder text:placeholder-type="text">&lt;round(o.insurance*line.quantity,2)&gt;</text:placeholder>0</text:p>
            <text:p text:style-name="P10"><text:placeholder text:placeholder-type="text">&lt;round(o.other_charges*line.quantity,2)&gt;</text:placeholder>0</text:p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  <text:soft-page-break/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s text:c="5"/><text:placeholder text:placeholder-type="text">&lt;(amount_to_text(get_total_amount(o.invoice_line, o.insurance))).upper() or ''&gt;</text:placeholder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, o.insurance)&gt;</text:placeholder>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,o.other_charges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3"/>
            <text:p text:style-name="P13"><text:s text:c="15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4-08T08:02:28</dc:date>
    <meta:editing-duration>PT16H42M16S</meta:editing-duration>
    <meta:editing-cycles>336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7" meta:word-count="173" meta:character-count="2203" meta:non-whitespace-character-count="1855"/>
  </office:meta>
</office:document-meta>
</file>